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49b466" officeooo:paragraph-rsid="0049b4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bc6fc" officeooo:paragraph-rsid="004bc6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41418a" officeooo:paragraph-rsid="0041418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74064" officeooo:paragraph-rsid="0047406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90af7" officeooo:paragraph-rsid="00490af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bc6fc" officeooo:paragraph-rsid="004bc6f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563ef" officeooo:paragraph-rsid="004563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fo:background-color="#ffff0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477d2f" officeooo:paragraph-rsid="00477d2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italic" fo:font-weight="normal" officeooo:rsid="00490af7" officeooo:paragraph-rsid="00490af7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fo:font-weight="normal" officeooo:rsid="00490af7" officeooo:paragraph-rsid="004bc6fc" fo:background-color="#ffff00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3pt" fo:font-style="italic" fo:font-weight="normal" officeooo:rsid="00374306" officeooo:paragraph-rsid="002734d3" style:font-size-asian="13pt" style:font-style-asian="italic" style:font-weight-asian="normal" style:font-size-complex="13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4fe7e0"/>
    </style:style>
    <style:style style:name="P55" style:family="paragraph" style:parent-style-name="Standard">
      <style:paragraph-properties fo:text-align="start" style:justify-single-word="false"/>
      <style:text-properties officeooo:paragraph-rsid="0051eaf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officeooo:rsid="003d9c89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4" style:family="text">
      <style:text-properties fo:font-weight="normal" officeooo:rsid="004d9d27" fo:background-color="#ffff00" loext:char-shading-value="0" style:font-weight-asian="normal" style:font-weight-complex="normal"/>
    </style:style>
    <style:style style:name="T25" style:family="text">
      <style:text-properties officeooo:rsid="0017de7e"/>
    </style:style>
    <style:style style:name="T26" style:family="text">
      <style:text-properties officeooo:rsid="0021425b"/>
    </style:style>
    <style:style style:name="T27" style:family="text">
      <style:text-properties officeooo:rsid="00217a29"/>
    </style:style>
    <style:style style:name="T28" style:family="text">
      <style:text-properties officeooo:rsid="00254ed7"/>
    </style:style>
    <style:style style:name="T29" style:family="text">
      <style:text-properties officeooo:rsid="002568eb"/>
    </style:style>
    <style:style style:name="T30" style:family="text">
      <style:text-properties officeooo:rsid="0026a50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490af7" fo:background-color="#ffff00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background-color="#ffff00" loext:char-shading-value="0" style:font-style-asian="italic" style:font-style-complex="italic"/>
    </style:style>
    <style:style style:name="T36" style:family="text">
      <style:text-properties officeooo:rsid="0028b748"/>
    </style:style>
    <style:style style:name="T37" style:family="text">
      <style:text-properties fo:color="#800000"/>
    </style:style>
    <style:style style:name="T38" style:family="text">
      <style:text-properties fo:color="#800000" officeooo:rsid="002a5cee"/>
    </style:style>
    <style:style style:name="T39" style:family="text">
      <style:text-properties fo:color="#800000" officeooo:rsid="002b0f32"/>
    </style:style>
    <style:style style:name="T40" style:family="text">
      <style:text-properties fo:color="#800000" fo:font-weight="normal" officeooo:rsid="002b0f32" style:font-weight-asian="normal" style:font-weight-complex="normal"/>
    </style:style>
    <style:style style:name="T41" style:family="text">
      <style:text-properties fo:color="#800000" officeooo:rsid="002de768"/>
    </style:style>
    <style:style style:name="T42" style:family="text">
      <style:text-properties fo:color="#800000" officeooo:rsid="002f5a6f"/>
    </style:style>
    <style:style style:name="T43" style:family="text">
      <style:text-properties fo:color="#800000" fo:font-weight="bold" style:font-weight-asian="bold" style:font-weight-complex="bold"/>
    </style:style>
    <style:style style:name="T44" style:family="text">
      <style:text-properties fo:color="#800000" fo:font-weight="bold" officeooo:rsid="00369769" style:font-weight-asian="bold" style:font-weight-complex="bold"/>
    </style:style>
    <style:style style:name="T45" style:family="text">
      <style:text-properties fo:color="#800000" fo:font-style="italic" officeooo:rsid="00281e53" style:font-size-asian="10.5pt" style:font-style-asian="italic" style:font-style-complex="italic"/>
    </style:style>
    <style:style style:name="T46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7" style:family="text">
      <style:text-properties fo:color="#800000" fo:font-style="italic" fo:font-weight="bold" officeooo:rsid="00281e53" style:font-style-asian="italic" style:font-weight-asian="bold" style:font-style-complex="italic" style:font-weight-complex="bold"/>
    </style:style>
    <style:style style:name="T48" style:family="text">
      <style:text-properties fo:color="#800000" fo:font-style="italic" officeooo:rsid="00281e53" style:font-style-asian="italic" style:font-style-complex="italic"/>
    </style:style>
    <style:style style:name="T49" style:family="text">
      <style:text-properties fo:color="#800000" fo:font-size="12pt" fo:font-style="italic" officeooo:rsid="00281e53" style:font-size-asian="10.5pt" style:font-style-asian="italic" style:font-size-complex="12pt" style:font-style-complex="italic"/>
    </style:style>
    <style:style style:name="T50" style:family="text">
      <style:text-properties fo:language="pt" fo:country="BR"/>
    </style:style>
    <style:style style:name="T51" style:family="text">
      <style:text-properties fo:language="pt" fo:country="BR" fo:font-weight="normal" style:font-weight-asian="normal" style:font-weight-complex="normal"/>
    </style:style>
    <style:style style:name="T52" style:family="text">
      <style:text-properties fo:language="pt" fo:country="BR" fo:font-weight="normal" officeooo:rsid="002b0f32" style:font-weight-asian="normal" style:font-weight-complex="normal"/>
    </style:style>
    <style:style style:name="T53" style:family="text">
      <style:text-properties fo:language="pt" fo:country="BR" fo:font-weight="normal" officeooo:rsid="00229325" style:font-weight-asian="normal" style:font-weight-complex="normal"/>
    </style:style>
    <style:style style:name="T54" style:family="text">
      <style:text-properties fo:language="pt" fo:country="BR" fo:font-weight="normal" officeooo:rsid="00249558" style:font-weight-asian="normal" style:font-weight-complex="normal"/>
    </style:style>
    <style:style style:name="T55" style:family="text">
      <style:text-properties fo:language="pt" fo:country="BR" fo:background-color="#ffff00" loext:char-shading-value="0"/>
    </style:style>
    <style:style style:name="T56" style:family="text">
      <style:text-properties fo:language="pt" fo:country="BR" officeooo:rsid="0033a710" fo:background-color="#ffff00" loext:char-shading-value="0"/>
    </style:style>
    <style:style style:name="T57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8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9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60" style:family="text">
      <style:text-properties fo:language="pt" fo:country="BR" fo:font-style="italic" officeooo:rsid="0033a710" fo:background-color="#ffff00" loext:char-shading-value="0" style:font-size-asian="10.5pt" style:font-style-asian="italic" style:font-style-complex="italic"/>
    </style:style>
    <style:style style:name="T61" style:family="text">
      <style:text-properties officeooo:rsid="002b0f32"/>
    </style:style>
    <style:style style:name="T62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63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64" style:family="text">
      <style:text-properties fo:font-size="12pt" fo:language="pt" fo:country="BR" fo:font-weight="normal" officeooo:rsid="004fe7e0" style:font-size-asian="10.5pt" style:font-weight-asian="normal" style:font-size-complex="12pt" style:font-weight-complex="normal"/>
    </style:style>
    <style:style style:name="T65" style:family="text">
      <style:text-properties fo:font-size="12pt" fo:language="pt" fo:country="BR" fo:font-weight="normal" officeooo:rsid="0051eaf6" style:font-size-asian="10.5pt" style:font-weight-asian="normal" style:font-size-complex="12pt" style:font-weight-complex="normal"/>
    </style:style>
    <style:style style:name="T66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68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9" style:family="text">
      <style:text-properties fo:font-size="12pt" fo:language="pt" fo:country="BR" fo:font-weight="normal" officeooo:rsid="004fe7e0" fo:background-color="#ffff00" loext:char-shading-value="0" style:font-size-asian="10.5pt" style:font-weight-asian="normal" style:font-size-complex="12pt" style:font-weight-complex="normal"/>
    </style:style>
    <style:style style:name="T70" style:family="text">
      <style:text-properties fo:font-size="12pt" fo:language="pt" fo:country="BR" fo:font-weight="normal" officeooo:rsid="0051eaf6" fo:background-color="#ffff00" loext:char-shading-value="0" style:font-size-asian="10.5pt" style:font-weight-asian="normal" style:font-size-complex="12pt" style:font-weight-complex="normal"/>
    </style:style>
    <style:style style:name="T71" style:family="text">
      <style:text-properties fo:font-size="12pt" fo:language="pt" fo:country="BR" fo:font-weight="normal" officeooo:rsid="0051eaf6" fo:background-color="#ffffff" loext:char-shading-value="0" style:font-size-asian="10.5pt" style:font-weight-asian="normal" style:font-size-complex="12pt" style:font-weight-complex="normal"/>
    </style:style>
    <style:style style:name="T72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73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74" style:family="text">
      <style:text-properties fo:font-size="12pt" style:font-size-asian="10.5pt" style:font-size-complex="12pt"/>
    </style:style>
    <style:style style:name="T75" style:family="text">
      <style:text-properties fo:font-size="12pt" fo:font-style="italic" style:font-size-asian="10.5pt" style:font-style-asian="italic" style:font-size-complex="12pt" style:font-style-complex="italic"/>
    </style:style>
    <style:style style:name="T76" style:family="text">
      <style:text-properties fo:font-size="12pt" officeooo:rsid="0044a47d" style:font-size-asian="12pt" style:font-size-complex="12pt"/>
    </style:style>
    <style:style style:name="T77" style:family="text">
      <style:text-properties fo:font-size="12pt" fo:font-weight="normal" officeooo:rsid="0044a47d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563ef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4563ef" fo:background-color="#ffff00" loext:char-shading-value="0" style:font-size-asian="12pt" style:font-weight-asian="normal" style:font-size-complex="12pt" style:font-weight-complex="normal"/>
    </style:style>
    <style:style style:name="T80" style:family="text">
      <style:text-properties officeooo:rsid="002de768"/>
    </style:style>
    <style:style style:name="T81" style:family="text">
      <style:text-properties officeooo:rsid="002f5a6f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369769" fo:background-color="#ffff00" loext:char-shading-value="0"/>
    </style:style>
    <style:style style:name="T84" style:family="text">
      <style:text-properties officeooo:rsid="0032c46a" fo:background-color="#ffff00" loext:char-shading-value="0"/>
    </style:style>
    <style:style style:name="T85" style:family="text">
      <style:text-properties officeooo:rsid="0033a710" fo:background-color="#ffff00" loext:char-shading-value="0"/>
    </style:style>
    <style:style style:name="T86" style:family="text">
      <style:text-properties officeooo:rsid="00369769"/>
    </style:style>
    <style:style style:name="T87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8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89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90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91" style:family="text">
      <style:text-properties fo:font-size="13pt" fo:font-style="italic" officeooo:rsid="003e681d" style:font-size-asian="13pt" style:font-style-asian="italic" style:font-size-complex="13pt" style:font-style-complex="italic"/>
    </style:style>
    <style:style style:name="T92" style:family="text">
      <style:text-properties officeooo:rsid="00249558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officeooo:rsid="002abb0d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2abb0d" style:font-style-asian="normal" style:font-style-complex="normal"/>
    </style:style>
    <style:style style:name="T97" style:family="text">
      <style:text-properties fo:font-style="normal" officeooo:rsid="002c2886" style:font-style-asian="normal" style:font-style-complex="normal"/>
    </style:style>
    <style:style style:name="T98" style:family="text">
      <style:text-properties fo:font-style="normal" officeooo:rsid="002d8c3e" style:font-style-asian="normal" style:font-style-complex="normal"/>
    </style:style>
    <style:style style:name="T99" style:family="text">
      <style:text-properties fo:font-style="normal" officeooo:rsid="002f12d8" style:font-style-asian="normal" style:font-style-complex="normal"/>
    </style:style>
    <style:style style:name="T100" style:family="text">
      <style:text-properties fo:font-style="normal" officeooo:rsid="00323cc3" style:font-style-asian="normal" style:font-style-complex="normal"/>
    </style:style>
    <style:style style:name="T101" style:family="text">
      <style:text-properties fo:font-style="normal" officeooo:rsid="0034e47e" style:font-style-asian="normal" style:font-style-complex="normal"/>
    </style:style>
    <style:style style:name="T102" style:family="text">
      <style:text-properties fo:font-style="normal" officeooo:rsid="00374306" style:font-style-asian="normal" style:font-style-complex="normal"/>
    </style:style>
    <style:style style:name="T103" style:family="text">
      <style:text-properties fo:font-style="normal" officeooo:rsid="003d9c89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3e21e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111" style:family="text">
      <style:text-properties officeooo:rsid="0033a710"/>
    </style:style>
    <style:style style:name="T112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  <style:style style:name="T113" style:family="text">
      <style:text-properties fo:font-variant="normal" fo:text-transform="none" fo:color="#242729" style:font-name="Consolas" fo:font-size="9.75pt" fo:letter-spacing="normal" fo:language="pt" fo:country="BR" fo:font-style="normal" fo:font-weight="normal" officeooo:rsid="0051eaf6" fo:background-color="#eff0f1" loext:char-shading-value="0" style:font-size-asian="10.5pt" style:font-weight-asian="normal" style:font-size-complex="12pt" style:font-weight-complex="normal" loext:padding="0in" loext:border="none"/>
    </style:style>
    <style:style style:name="T114" style:family="text">
      <style:text-properties fo:font-variant="normal" fo:text-transform="none" fo:color="#242729" style:font-name="Consolas" fo:font-size="12pt" fo:letter-spacing="normal" fo:language="pt" fo:country="BR" fo:font-style="normal" fo:font-weight="normal" officeooo:rsid="004fe7e0" fo:background-color="#ffff00" loext:char-shading-value="0" style:font-size-asian="10.5pt" style:font-weight-asian="normal" style:font-size-complex="12pt" style:font-weight-complex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45">Instalação</text:p>
      <text:p text:style-name="P46"/>
      <text:p text:style-name="P31"><text:span text:style-name="T111">$ </text:span>sudo apt-get install git</text:p>
      <text:p text:style-name="P29"/>
      <text:p text:style-name="P46">Configurações</text:p>
      <text:p text:style-name="P46"/>
      <text:p text:style-name="P30"><text:span text:style-name="T111">$ </text:span>git config --global user.name “Fulano da Silva”</text:p>
      <text:p text:style-name="P30"><text:span text:style-name="T111">$ </text:span>git config --global user.email fulanodasilva.git@gmail.com</text:p>
      <text:p text:style-name="P32"/>
      <text:p text:style-name="P46">Comandos</text:p>
      <text:p text:style-name="P2"/>
      <text:p text:style-name="P34">init → <text:span text:style-name="T1">inicializa um projeto git.</text:span></text:p>
      <text:p text:style-name="P34"><text:span text:style-name="T1"><text:tab/>--</text:span><text:span text:style-name="T36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34"><text:span text:style-name="T8"><text:tab/><text:tab/></text:span><text:span text:style-name="T38">Ex</text:span><text:span text:style-name="T9">: </text:span><text:span text:style-name="T23">$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34"><text:span text:style-name="T25">status</text:span><text:span text:style-name="T1"> → verifica a situação dos arquivos no repositório GIT.</text:span></text:p>
      <text:p text:style-name="P35">add<text:span text:style-name="T1"> → rastreia o arquivo.</text:span></text:p>
      <text:p text:style-name="P36">commit<text:span text:style-name="T1"> → grava as mudanças no repositório.</text:span></text:p>
      <text:p text:style-name="P36"><text:span text:style-name="T1"><text:tab/>-</text:span>m<text:span text:style-name="T1"> → mensagem do commit.</text:span></text:p>
      <text:p text:style-name="P36">log<text:span text:style-name="T1"> → verifica o histórico das alterações gravadas no repositório.</text:span></text:p>
      <text:p text:style-name="P36"><text:span text:style-name="T1"><text:tab/>-</text:span><text:span text:style-name="T27">n</text:span><text:span text:style-name="T3"> → delimita a quantidade de commits visualizados.</text:span></text:p>
      <text:p text:style-name="P3"><text:span text:style-name="T50">remote</text:span><text:span text:style-name="T51"> →</text:span><text:span text:style-name="T52"> repositórios remotos.</text:span></text:p>
      <text:p text:style-name="P37"><text:span text:style-name="T1"><text:tab/></text:span><text:span text:style-name="T61">add</text:span><text:span text:style-name="T10"> → adiciona a um repositório remoto.</text:span></text:p>
      <text:p text:style-name="P37"><text:span text:style-name="T10"><text:tab/><text:tab/></text:span><text:span text:style-name="T39">Ex</text:span><text:span text:style-name="T40">:</text:span><text:span text:style-name="T10"> </text:span><text:span text:style-name="T23">$ </text:span><text:span text:style-name="T20">git remote add &lt;nome_repositorio&gt; </text:span><text:a xlink:type="simple" xlink:href="smb://192.168.1.1/caminho/para/o/projeto.git" text:style-name="Internet_20_link" text:visited-style-name="Visited_20_Internet_20_Link"><text:span text:style-name="T20">file://192.168.1.1/caminho/para/o/projeto.git</text:span></text:a></text:p>
      <text:p text:style-name="P54"><text:span text:style-name="T62"><text:tab/> <text:s text:c="6"/><text:tab/> <text:s text:c="6"/></text:span><text:span text:style-name="T69">$ git remote add &lt;nome_repositorio&gt; ssh:</text:span><text:a xlink:type="simple" xlink:href="mailto://user@host" text:style-name="Internet_20_link" text:visited-style-name="Visited_20_Internet_20_Link">//user@host</text:a><text:span text:style-name="T69">:/camingo/para/projeto </text:span><text:span text:style-name="T64">→ acessa repositorio via ssh.</text:span></text:p>
      <text:p text:style-name="P55"><text:span text:style-name="T63"><text:tab/><text:tab/></text:span><text:span text:style-name="T65">OBS: para evitar problemas com o repositorio usa-se o comando: </text:span></text:p>
      <text:p text:style-name="P55"><text:span text:style-name="T71"><text:s text:c="30"/></text:span><text:span text:style-name="T69">$ </text:span><text:span text:style-name="Source_20_Text"><text:span text:style-name="T114">git config receive.denyCurrentBranch ignore</text:span></text:span></text:p>
      <text:p text:style-name="P55"><text:span text:style-name="T65"/></text:p>
      <text:p text:style-name="P54"><text:span text:style-name="T62"><text:tab/><text:tab/> <text:s text:c="6"/></text:span><text:span text:style-name="T68">$ </text:span><text:span text:style-name="T66">git </text:span><text:span text:style-name="T67">remote add origin</text:span><text:span text:style-name="T72"> https://github.com/fulanodasilva/diretorio.git</text:span><text:span text:style-name="T73"> </text:span><text:span text:style-name="T63">→ aponta o seu projeto para o github.</text:span></text:p>
      <text:p text:style-name="P37"><text:span text:style-name="T1"><text:tab/></text:span>-<text:span text:style-name="T80">v</text:span><text:span text:style-name="T11"> → mostra o repositório com a url.</text:span></text:p>
      <text:p text:style-name="P37"><text:span text:style-name="T11"><text:tab/></text:span><text:span text:style-name="T80">rename</text:span><text:span text:style-name="T11"> → altera o nome de um repositório.</text:span></text:p>
      <text:p text:style-name="P37"><text:span text:style-name="T11"><text:tab/><text:tab/></text:span><text:span text:style-name="T41">Ex</text:span><text:span text:style-name="T11">: </text:span><text:span text:style-name="T23">$ </text:span><text:span text:style-name="T21">git remote rename &lt;nome_atual&gt; &lt;novo_nome&gt;</text:span></text:p>
      <text:p text:style-name="P37"><text:tab/><text:span text:style-name="T80">set-url </text:span><text:span text:style-name="T11">→</text:span><text:span text:style-name="T80"> </text:span><text:span text:style-name="T11">altera a url de um repositório. Deve-se passar a nova url como parametro.</text:span></text:p>
      <text:p text:style-name="P37">push → <text:span text:style-name="T1">envia as alterações para o github.</text:span></text:p>
      <text:p text:style-name="P37"><text:span text:style-name="T1"><text:tab/><text:tab/></text:span><text:span text:style-name="T42">Ex</text:span><text:span text:style-name="T81">:</text:span><text:span text:style-name="T12"> </text:span><text:span text:style-name="T23">$ </text:span><text:span text:style-name="T22">git push &lt;nome_repositório&gt;</text:span><text:span text:style-name="T82"> </text:span><text:span text:style-name="T18">master</text:span></text:p>
      <text:p text:style-name="P38">pull → <text:span text:style-name="T1">sincroniza o repositório local com o servidor, onde devemos informar o </text:span><text:span text:style-name="T32">nome</text:span><text:span text:style-name="T1"> do repositório remoto que queremos sincronizar, e o </text:span><text:span text:style-name="T32">nome</text:span><text:span text:style-name="T1"> da branch local a ser atualizada.</text:span></text:p>
      <text:p text:style-name="P38"><text:span text:style-name="T1"><text:tab/><text:tab/></text:span><text:span text:style-name="T37">Ex</text:span><text:span text:style-name="T1">: </text:span><text:span text:style-name="T23">$ </text:span><text:span text:style-name="T18">git pull servidor master</text:span></text:p>
      <text:p text:style-name="P39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6">staged</text:span><text:span text:style-name="T2"> → mostra as diferenças entre os arquivos na área de stage e a última versão que foi </text:span><text:soft-page-break/><text:span text:style-name="T2">comitada.</text:span></text:p>
      <text:p text:style-name="P4"><text:span text:style-name="T2"><text:tab/></text:span><text:span text:style-name="T28">id</text:span><text:span text:style-name="T4"> → código do commit, mostra as alterações dentro e fora da stage.</text:span></text:p>
      <text:p text:style-name="P4"><text:span text:style-name="T4"><text:tab/></text:span><text:span text:style-name="T29">id..id</text:span><text:span text:style-name="T5"> → verifica as diferenças entre dois commits específicos.</text:span></text:p>
      <text:p text:style-name="P4"><text:span text:style-name="T5"><text:tab/></text:span><text:span text:style-name="T30">Id~2</text:span><text:span text:style-name="T6"> → exibe as mudanças nos arquivos do commit de id em relação aos dois commits feitos imediatamente antes.</text:span></text:p>
      <text:p text:style-name="P16"/>
      <text:p text:style-name="P5"><text:span text:style-name="T1"><text:tab/>O comando </text:span><text:span text:style-name="T31">status</text:span><text:span text:style-name="T1"> lista os arquivos modificados e o conteúdo da área de stage. Já o comando </text:span><text:span text:style-name="T31">diff</text:span><text:span text:style-name="T1"> mostra detalhadamente quais foram essas modificações, além de permitir verificar mudanças entre dois commits.</text:span></text:p>
      <text:p text:style-name="P17"/>
      <text:p text:style-name="P5">rm<text:span text:style-name="T1"> → remove o arquivo e adiciona na stage.</text:span></text:p>
      <text:p text:style-name="P5"><text:span text:style-name="T1"><text:tab/>-</text:span><text:span text:style-name="T17">r → remove diretórios (recursivo).</text:span></text:p>
      <text:p text:style-name="P6">mv<text:span text:style-name="T1"> → renomeia o arquivo ou move para outro diretorio.</text:span></text:p>
      <text:p text:style-name="P18"><text:span text:style-name="T86"><text:tab/><text:tab/></text:span><text:span text:style-name="T44">Ex</text:span>: <text:span text:style-name="T56">$ </text:span><text:span text:style-name="T82">git mv nome_</text:span><text:span text:style-name="T83">a</text:span><text:span text:style-name="T82">tual.txt novo_</text:span><text:span text:style-name="T83">n</text:span><text:span text:style-name="T82">ome.txt</text:span></text:p>
      <text:p text:style-name="P33"><text:tab/><text:tab/> <text:s text:c="6"/><text:span text:style-name="T85">$ git mv nomeArquivo.txt diretorioNovo/nomeArquivo.txt</text:span></text:p>
      <text:p text:style-name="P7">checkout <text:span text:style-name="T1">→ </text:span><text:span text:style-name="T51">desfaz as alterações ainda não rastreadas, ou seja, que ainda não estão na área de </text:span><text:span text:style-name="T87">stage</text:span><text:span text:style-name="T51">.</text:span></text:p>
      <text:p text:style-name="P8">reset<text:span text:style-name="T1"> →</text:span><text:span text:style-name="T51"> </text:span><text:span text:style-name="T53">desfaz as alterações ainda rastreadas, ou seja, que estão na área de </text:span><text:span text:style-name="T88">stage</text:span><text:span text:style-name="T53">.</text:span></text:p>
      <text:p text:style-name="P40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92">no-edit</text:span><text:span text:style-name="T15"> → </text:span><text:span text:style-name="T54">desfaz as alterações no repositório.</text:span></text:p>
      <text:p text:style-name="P20"><text:span text:style-name="T93">revert</text:span> → <text:span text:style-name="T50">desfaz as alterações no repositório.</text:span></text:p>
      <text:p text:style-name="P52"><text:tab/><text:tab/><text:span text:style-name="T43">Ex</text:span>: <text:span text:style-name="T56">$ </text:span><text:span text:style-name="T82">git revert –no-edit &lt;</text:span><text:span text:style-name="T55">código_</text:span><text:span text:style-name="T82">ultimo_commit&gt;</text:span></text:p>
      <text:p text:style-name="P12">branch → <text:span text:style-name="T1">lista todos os branches</text:span></text:p>
      <text:p text:style-name="P12"><text:span text:style-name="T1"><text:tab/></text:span>-v → <text:span text:style-name="T1">lista as branches existentes no repositório com os commits associados.</text:span></text:p>
      <text:p text:style-name="P12"><text:span text:style-name="T1"><text:tab/></text:span><text:span text:style-name="T94">nome</text:span><text:span text:style-name="T16"> → passa um nome para a nova </text:span><text:span text:style-name="T33">branch.</text:span></text:p>
      <text:p text:style-name="P12"><text:span text:style-name="T33"><text:tab/></text:span><text:span text:style-name="T96">checkout → </text:span><text:span text:style-name="T105">troca de branch.</text:span></text:p>
      <text:p text:style-name="P12"><text:span text:style-name="T105"><text:tab/></text:span><text:span text:style-name="T96">-d</text:span><text:span text:style-name="T105"> → deleta uma branch.</text:span></text:p>
      <text:p text:style-name="P12"><text:span text:style-name="T105"><text:tab/></text:span><text:span text:style-name="T96">-D</text:span><text:span text:style-name="T105"> → deleta uma branch que possui commits ainda não aplicados em outras branches.</text:span></text:p>
      <text:p text:style-name="P12"><text:span text:style-name="T105"><text:tab/></text:span><text:span text:style-name="T96">--</text:span><text:span text:style-name="T97">no-merged</text:span><text:span text:style-name="T106"> → verifica as branches ainda não mescladas.</text:span></text:p>
      <text:p text:style-name="P13"><text:span text:style-name="T106"><text:tab/></text:span><text:span text:style-name="T97">--merged →</text:span></text:p>
      <text:p text:style-name="P13"><text:span text:style-name="T97"><text:tab/>-</text:span><text:span text:style-name="T100">r → </text:span><text:span text:style-name="T97"><text:s/></text:span><text:span text:style-name="T107">lista as branches remotas.</text:span></text:p>
      <text:p text:style-name="P13"><text:span text:style-name="T107"><text:tab/></text:span><text:span text:style-name="T100">-a → </text:span><text:span text:style-name="T107">mostra tanto as branches locais como as remotas.</text:span></text:p>
      <text:p text:style-name="P13"><text:span text:style-name="T107"><text:tab/></text:span><text:span text:style-name="T108">Para compartilhar uma branch remota é preciso informar os nomes do remote e da branch para o <text:s/>comando </text:span><text:span text:style-name="T89">push:</text:span></text:p>
      <text:p text:style-name="P13"><text:span text:style-name="T89"><text:tab/><text:tab/></text:span><text:span text:style-name="T45">Ex:</text:span><text:span text:style-name="T89"> </text:span><text:span text:style-name="T57">$ git push &lt;remote&gt; &lt;branch&gt;</text:span></text:p>
      <text:p text:style-name="P26"><text:span text:style-name="T110"><text:tab/></text:span><text:span text:style-name="T101">Para um outro usuário ter acesso as outras branches é preciso o seguinte:</text:span></text:p>
      <text:p text:style-name="P26"><text:span text:style-name="T101"><text:tab/><text:tab/></text:span><text:span text:style-name="T46">Ex:</text:span><text:span text:style-name="T101"> </text:span><text:span text:style-name="T58">$ git checkout -b </text:span><text:span text:style-name="T59">&lt;branch&gt;</text:span><text:span text:style-name="T58"> &lt;remote&gt;/&lt;branch&gt;</text:span></text:p>
      <text:p text:style-name="P26"><text:span text:style-name="T110"><text:tab/></text:span><text:span text:style-name="T102">Branches locais criadas a partir de branches remotas são chamadas de </text:span><text:span text:style-name="T112">tracking branches</text:span><text:span text:style-name="T90">.</text:span></text:p>
      <text:p text:style-name="P26"><text:span text:style-name="T90"><text:tab/></text:span><text:span text:style-name="T91">Para deletar uma Branche do remota deve-se usar:</text:span></text:p>
      <text:p text:style-name="P26"><text:span text:style-name="T91"><text:tab/><text:tab/></text:span><text:span text:style-name="T60">$ git push &lt;remote&gt; :&lt;branche&gt;</text:span></text:p>
      <text:p text:style-name="P50"/>
      <text:p text:style-name="P26"><text:span text:style-name="T110">merge </text:span><text:span text:style-name="T98">→ mescla as branches. </text:span><text:span text:style-name="T99">Mantém um registro fiel do que ocorreu com o nosso repositório, mas os commits de merge complicam tarefas como navegar pelo código antigo e revisar código novo.</text:span></text:p>
      <text:p text:style-name="P26"><text:span text:style-name="T98"><text:tab/></text:span><text:span text:style-name="T110">--no-ff → </text:span><text:span text:style-name="T98">força a criação de um commit de merge.</text:span></text:p>
      <text:p text:style-name="P26"><text:span text:style-name="T98"><text:tab/><text:tab/></text:span><text:span text:style-name="T46">Ex:</text:span><text:span text:style-name="T103"> </text:span><text:span text:style-name="T58">$ git <text:s/>merge origin/master -m <text:s/>“Mesclando origin/master em master”</text:span></text:p>
      <text:p text:style-name="P14"><text:span text:style-name="T95">rebase → </text:span><text:span text:style-name="T104">simplifica o histórico, mas perdemos informações sobre o repositório e alguns commits são reescritos. No caso de conflitos, pode ficar especialmente complicado.</text:span></text:p>
      <text:p text:style-name="P14"><text:span text:style-name="T104"><text:tab/><text:tab/></text:span><text:span text:style-name="T45">Ex:</text:span><text:span text:style-name="T109"> </text:span><text:span text:style-name="T57">$ git rebase origin/master</text:span></text:p>
      <text:p text:style-name="P15">tag → <text:span text:style-name="T1">gerencia o controle de versões e lista.</text:span></text:p>
      <text:p text:style-name="P15"><text:soft-page-break/><text:span text:style-name="T1"><text:tab/></text:span>&lt;parametro&gt;<text:span text:style-name="T1"> → cria uma nova tag</text:span></text:p>
      <text:p text:style-name="P15"><text:tab/><text:span text:style-name="T1">-</text:span>d → <text:span text:style-name="T1">apaga uma tag</text:span></text:p>
      <text:p text:style-name="P15"><text:span text:style-name="T1"><text:tab/></text:span>&lt;numero_do_commit&gt; → <text:span text:style-name="T1">cria uma tag para um commit já existente.</text:span></text:p>
      <text:p text:style-name="P15"><text:span text:style-name="T1"><text:tab/><text:tab/></text:span><text:span text:style-name="T45">Ex:</text:span><text:span text:style-name="T1"> </text:span><text:span text:style-name="T57">$ git tag &lt;nome_da_tag&gt; &lt;numero_do_commit&gt;</text:span></text:p>
      <text:p text:style-name="P44"><text:tab/><text:span text:style-name="T1">-</text:span><text:span text:style-name="T76">a → </text:span><text:span text:style-name="T77">cria uma tag anotada.</text:span></text:p>
      <text:p text:style-name="P44"><text:span text:style-name="T77"><text:tab/><text:tab/></text:span><text:span text:style-name="T49">Ex:</text:span><text:span text:style-name="T78"> </text:span><text:span text:style-name="T79">$ git tag -a &lt;nome_da_tag&gt; -m “Mensagem da tag anotada”</text:span></text:p>
      <text:p text:style-name="P28">Para exibir as informações de uma tag anotada usa-se:</text:p>
      <text:p text:style-name="P28"><text:tab/><text:tab/><text:span text:style-name="T46">Ex:</text:span> <text:span text:style-name="T82">$ git show -s &lt;nome_da_tag&gt;</text:span></text:p>
      <text:p text:style-name="P23"><text:tab/>O comando <text:span text:style-name="T31">show </text:span><text:span text:style-name="T95">não serve apenas para exibir informações de tags. </text:span></text:p>
      <text:p text:style-name="P41"><text:tab/>É possível utilizá-lo para inspecionar commits e outros detalhes internos do Git.</text:p>
      <text:p text:style-name="P41"/>
      <text:p text:style-name="P24"><text:span text:style-name="T95">Para compartilhar tags, utilizamos </text:span><text:span text:style-name="T31">git push.</text:span></text:p>
      <text:p text:style-name="P42"/>
      <text:p text:style-name="P24"><text:span text:style-name="T31"><text:tab/><text:tab/></text:span><text:span text:style-name="T47">Ex:</text:span><text:span text:style-name="T31"> </text:span><text:span text:style-name="T35">$ git push &lt;nome_repositorio&gt; &lt;nome_tag&gt;</text:span></text:p>
      <text:p text:style-name="P10"><text:tab/>--tags → <text:span text:style-name="T1">envia todas as tags do repositório local para um repositório remoto.</text:span></text:p>
      <text:p text:style-name="P10"><text:span text:style-name="T1"><text:tab/><text:tab/></text:span><text:span text:style-name="T48">Ex:</text:span><text:span text:style-name="T1"> </text:span><text:span text:style-name="T18">$ git push &lt;nome_repositorio&gt; --tags</text:span></text:p>
      <text:p text:style-name="P11">mergetool → <text:span text:style-name="T1">ferramenta de resolução de conflitos.</text:span></text:p>
      <text:p text:style-name="P25">Para definir uma ferramenta padrão para resolução de conflitos podemos utilizar a configuração merge.tool</text:p>
      <text:p text:style-name="P11"><text:span text:style-name="T1"><text:tab/><text:tab/></text:span><text:span text:style-name="T48">Ex:</text:span><text:span text:style-name="T1"> </text:span><text:span text:style-name="T24">$ </text:span><text:span text:style-name="T34">config –global merge.tool &lt;nome_ferramenta&gt;</text:span></text:p>
      <text:p text:style-name="P43"/>
      <text:p text:style-name="P43"/>
      <text:p text:style-name="P44">Protocolos <text:span text:style-name="T95">Suportados</text:span> Pelo Git</text:p>
      <text:p text:style-name="P44"/>
      <text:p text:style-name="P47">Protocolo Local</text:p>
      <text:p text:style-name="P47"/>
      <text:p text:style-name="P27"><text:tab/>Pode ser utilizado quando o repositório remoto estiver localizado no mesmo computador em que se encontra o repositório local, ou em outro computador que esteja conectado na mesma rede.</text:p>
      <text:p text:style-name="P27"/>
      <text:p text:style-name="P21"><text:tab/>A utilização do protocolo local é feita com o uso do prefixo file:// na URL do repositório clonado.</text:p>
      <text:p text:style-name="P21"/>
      <text:p text:style-name="P19"><text:tab/><text:span text:style-name="T82">$ git clone file://caminho/do/repositório/projeto.git</text:span></text:p>
      <text:p text:style-name="P19"/>
      <text:p text:style-name="P19">É possível omitir o prefixo file:// na URL.</text:p>
      <text:p text:style-name="P19"/>
      <text:p text:style-name="P48">Protocolo SSH</text:p>
      <text:p text:style-name="P9"/>
      <text:p text:style-name="P19"><text:tab/>É provavelmente, o mais utilizado, por ser rápido, seguro, simples de configurar e por suportar tanto a leitura quanto a escrita de dados.</text:p>
      <text:p text:style-name="P19"/>
      <text:p text:style-name="P19"><text:tab/><text:span text:style-name="T82">$ git clone usuario@servidor:/caminho/repositorio.git</text:span></text:p>
      <text:p text:style-name="P19"/>
      <text:p text:style-name="P48">Protocolo Git</text:p>
      <text:p text:style-name="P9"/>
      <text:p text:style-name="P19"><text:tab/>Possui um protocolo similar ao SSH, mas sem o mecanismo de autenticação. Ele acaba sendo mais rápido, mas não é seguro, e seu uso é apenas para leitura.</text:p>
      <text:p text:style-name="P19"><text:soft-page-break/></text:p>
      <text:p text:style-name="P51"><text:span text:style-name="T74"><text:tab/>A URL deve possuir o prefixo </text:span><text:span text:style-name="T75">git://</text:span><text:span text:style-name="T74"> </text:span></text:p>
      <text:p text:style-name="P19"/>
      <text:p text:style-name="P19"><text:tab/><text:span text:style-name="T82">$ git clone git://192.168.1.1/opt/repositorios/projeto.git</text:span></text:p>
      <text:p text:style-name="P19"/>
      <text:p text:style-name="P49">Portocolo HTTP/HTTPS</text:p>
      <text:p text:style-name="P19"/>
      <text:p text:style-name="P22"><text:tab/>Bastante utilizado em empresas que possuem um controle rígido de segurança, e a porta 22, utilizado pelo protocolo SSH, é bloqueada.</text:p>
      <text:p text:style-name="P22"/>
      <text:p text:style-name="P22"><text:tab/>A URL deve possuir o prefixo http://</text:p>
      <text:p text:style-name="P22"/>
      <text:p text:style-name="P22"><text:tab/><text:span text:style-name="T82">$ git clone http</text:span><text:span text:style-name="T84">://192.168.1.1/opt/repositorios/projeto.git</text:span></text:p>
      <text:p text:style-name="P2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8-25T20:46:17.162235694</dc:date>
    <meta:editing-duration>P2DT6H33M18S</meta:editing-duration>
    <meta:editing-cycles>38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4" meta:paragraph-count="106" meta:word-count="1018" meta:character-count="6464" meta:non-whitespace-character-count="5408"/>
  </office:meta>
</office:document-meta>
</file>